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ember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dll</text:p>
          </table:table-cell>
          <table:table-cell/>
          <table:table-cell office:value-type="string" calcext:value-type="string">
            <text:p>berfungsi untuk identifikasi user secara umum. member_id adalah kode anggota dan role digunakan dalam authentifikasi</text:p>
          </table:table-cell>
          <table:table-cell table:number-columns-repeated="7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dibackup tiap ha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USER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ncatat segala transaksi member. Relate member_id dengan tabel user member_id dan req_id dengan member req history id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JOURNAL</text:p>
          </table:table-cell>
          <table:table-cell table:style-name="ce1" table:number-columns-repeated="5"/>
          <table:table-cell office:value-type="string" calcext:value-type="string">
            <text:p>dibackup tiap hari dan dibersihkan tiap tahun</text:p>
          </table:table-cell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paid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mberikan informasi besaran hutang / debt mula-mula yang dimiliki member.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style-name="ce1" table:number-columns-repeated="8"/>
          <table:table-cell office:value-type="string" calcext:value-type="string">
            <text:p>relate member_id dengan tabel user member_id dan req_id dengan tabel member req history id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DEBT</text:p>
          </table:table-cell>
          <table:table-cell table:style-name="ce1" table:number-columns-repeated="6"/>
          <table:table-cell office:value-type="string" calcext:value-type="string">
            <text:p>Relate approvedby dengan member id yang mengacc debt 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aid akan diincrement setiap ada transaksi pembayaran hutang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ibackup tiap hari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office:value-type="string" calcext:value-type="string">
            <text:p>berfungsi memberikan informasi besaran saldo pada masing-masing akun (pokok, wajib, sukarela).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dibackup tiap hari dan pokok, wajib, sukarela diincrement atau decrement sesuai tipe transaksi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due dat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memberikan informasi TERKINI request dari member. Relate member id dengan tabel user member id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jika terjadi request dari member akan disimpan di tabel sini, kemudian jika admin approve maka transaksi akan dituli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</text:p>
          </table:table-cell>
          <table:table-cell table:style-name="ce1" table:number-columns-repeated="5"/>
          <table:table-cell office:value-type="string" calcext:value-type="string">
            <text:p>Ditulis sesuai jenis transaksi dan menghapus data pada member req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dibackup tiap hari, diclear sesuai action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table:style-name="ce2" office:value-type="string" calcext:value-type="string">
            <text:p>berfungsi memberikan informasi saldo dari member pada tanggal sebelumnya untuk kepentingan analisis saja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table:style-name="ce2" office:value-type="string" calcext:value-type="string">
            <text:p>dibackup tiap hari, data ditambah setiap financial statement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 HISTORY</text:p>
          </table:table-cell>
          <table:table-cell table:style-name="ce1" table:number-columns-repeated="4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9:17:42.089225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07:48:08.093492098</meta:creation-date>
    <dc:date>2021-08-09T20:40:47.582242685</dc:date>
    <meta:editing-duration>PT2H3M8S</meta:editing-duration>
    <meta:editing-cycles>34</meta:editing-cycles>
    <meta:generator>LibreOffice/7.1.5.2$Linux_X86_64 LibreOffice_project/10$Build-2</meta:generator>
    <meta:document-statistic meta:table-count="1" meta:cell-count="70" meta:object-count="0"/>
  </office:meta>
</office:document-meta>
</file>